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00000022E7DECB004.png" manifest:media-type="image/png"/>
  <manifest:file-entry manifest:full-path="Pictures/10000201000001B800000294AC274D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33ff99" draw:textarea-horizontal-align="justify" draw:textarea-vertical-align="middle" draw:auto-grow-height="false" fo:min-height="1.728cm" fo:min-width="3.911cm"/>
    </style:style>
    <style:style style:name="gr4" style:family="graphic" style:parent-style-name="standard">
      <style:graphic-properties draw:stroke="none" draw:fill-color="#99cccc" draw:textarea-horizontal-align="justify" draw:textarea-vertical-align="middle" draw:auto-grow-height="false" fo:min-height="0.226cm" fo:min-width="3.474cm"/>
    </style:style>
    <style:style style:name="gr5" style:family="graphic" style:parent-style-name="standard">
      <style:graphic-properties draw:stroke="none" draw:fill-color="#99cccc" draw:textarea-horizontal-align="justify" draw:textarea-vertical-align="middle" draw:auto-grow-height="false" fo:min-height="0.226cm" fo:min-width="2.96cm"/>
    </style:style>
    <style:style style:name="gr6" style:family="graphic" style:parent-style-name="standard">
      <style:graphic-properties draw:stroke="none" draw:fill-color="#99cccc" draw:textarea-horizontal-align="justify" draw:textarea-vertical-align="middle" draw:auto-grow-height="false" fo:min-height="0.226cm" fo:min-width="2.65cm"/>
    </style:style>
    <style:style style:name="gr7" style:family="graphic" style:parent-style-name="objectwithoutfill">
      <style:graphic-properties svg:stroke-width="0.152cm" svg:stroke-color="#ff3300" draw:marker-start="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-color="#99cccc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77cm" svg:height="6.988cm" svg:x="0.967cm" svg:y="2.17cm">
          <draw:image xlink:href="Pictures/10000201000001B800000294AC274DF4.png" xlink:type="simple" xlink:show="embed" xlink:actuate="onLoad">
            <text:p text:style-name="P1">`</text:p>
          </draw:image>
        </draw:frame>
        <draw:frame draw:style-name="gr2" draw:text-style-name="P2" draw:layer="layout" svg:width="4.838cm" svg:height="4.464cm" svg:x="9.502cm" svg:y="0.938cm">
          <draw:image xlink:href="Pictures/10000201000002300000022E7DECB004.png" xlink:type="simple" xlink:show="embed" xlink:actuate="onLoad">
            <text:p/>
          </draw:image>
        </draw:frame>
        <draw:g>
          <draw:custom-shape draw:style-name="gr3" draw:text-style-name="P3" draw:layer="layout" svg:width="6.833cm" svg:height="3.062cm" draw:transform="rotate (1.5707963267949) translate (5.758cm 9.048cm)">
            <text:p/>
            <draw:enhanced-geometry svg:viewBox="0 0 21600 21600" draw:glue-points="?f6 10800 10800 21600 ?f5 10800 10800 0" draw:text-areas="?f3 ?f3 ?f4 ?f4" draw:type="trapezoid" draw:modifiers="3740.3177755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4" draw:layer="layout" svg:width="6.31cm" svg:height="0.754cm" draw:transform="rotate (-1.5707963267949) translate (6.672cm 2.30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5.494cm" svg:height="0.755cm" draw:transform="rotate (-1.5707963267949) translate (7.606cm 2.69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2cm" svg:height="0.754cm" draw:transform="rotate (-1.5707963267949) translate (8.539cm 3.01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path draw:style-name="gr7" draw:text-style-name="P2" draw:layer="layout" svg:width="4.89cm" svg:height="1.811cm" draw:transform="skewX (0.794473875507819) rotate (0.899891762328276) translate (6.19618714408125cm 2.76780887888951cm)" svg:viewBox="0 0 4891 1812" svg:d="M0 72c1106-349 3525 628 4891 1740">
          <text:p/>
        </draw:path>
        <draw:line draw:style-name="gr8" draw:text-style-name="P2" draw:layer="layout" svg:x1="5.953cm" svg:y1="6.764cm" svg:x2="9.763cm" svg:y2="6.764cm">
          <text:p/>
        </draw:line>
        <draw:frame draw:style-name="gr9" draw:text-style-name="P5" draw:layer="layout" svg:width="1.524cm" svg:height="0.962cm" svg:x="9.763cm" svg:y="6.31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ytro Lituiev</meta:initial-creator>
    <meta:creation-date>2017-03-15T16:43:14.130854000</meta:creation-date>
    <dc:date>2017-03-16T10:17:42.197950000</dc:date>
    <dc:creator>Dmytro Lituiev</dc:creator>
    <meta:editing-duration>PT16M53S</meta:editing-duration>
    <meta:editing-cycles>3</meta:editing-cycles>
    <meta:generator>LibreOffice/5.0.0.5$MacOSX_X86_64 LibreOffice_project/1b1a90865e348b492231e1c451437d7a15bb262b</meta:generator>
    <meta:document-statistic meta:object-count="10"/>
  </office:meta>
</office:document-meta>
</file>